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98.9pt"/>
    </style:style>
    <style:style style:name="co7" style:family="table-column">
      <style:table-column-properties fo:break-before="auto" style:column-width="63.61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d24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ad16_0</text:p>
          </table:table-cell>
          <table:table-cell office:value-type="string" calcext:value-type="string">
            <text:p>ad16_1</text:p>
          </table:table-cell>
          <table:table-cell office:value-type="string" calcext:value-type="string">
            <text:p>ad16_2</text:p>
          </table:table-cell>
          <table:table-cell office:value-type="string" calcext:value-type="string">
            <text:p>ad16_3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kType_3</text:p>
          </table:table-cell>
          <table:table-cell office:value-type="string" calcext:value-type="string">
            <text:p>binaryOut_0</text:p>
          </table:table-cell>
          <table:table-cell office:value-type="string" calcext:value-type="string">
            <text:p>binaryOut_1</text:p>
          </table:table-cell>
          <table:table-cell office:value-type="string" calcext:value-type="string">
            <text:p>binaryOut_2</text:p>
          </table:table-cell>
          <table:table-cell office:value-type="string" calcext:value-type="string">
            <text:p>binaryOut_3</text:p>
          </table:table-cell>
          <table:table-cell office:value-type="string" calcext:value-type="string">
            <text:p>binaryOut_4</text:p>
          </table:table-cell>
          <table:table-cell office:value-type="string" calcext:value-type="string">
            <text:p>binaryOut_5</text:p>
          </table:table-cell>
          <table:table-cell office:value-type="string" calcext:value-type="string">
            <text:p>binaryOut_6</text:p>
          </table:table-cell>
          <table:table-cell office:value-type="string" calcext:value-type="string">
            <text:p>binaryOut_7</text:p>
          </table:table-cell>
          <table:table-cell office:value-type="string" calcext:value-type="string">
            <text:p>binaryOut_8</text:p>
          </table:table-cell>
          <table:table-cell office:value-type="string" calcext:value-type="string">
            <text:p>binaryOut_9</text:p>
          </table:table-cell>
          <table:table-cell office:value-type="string" calcext:value-type="string">
            <text:p>binaryOut_10</text:p>
          </table:table-cell>
          <table:table-cell office:value-type="string" calcext:value-type="string">
            <text:p>binaryOut_11</text:p>
          </table:table-cell>
        </table:table-row>
        <table:table-row table:style-name="ro1">
          <table:table-cell office:value-type="string" calcext:value-type="string">
            <text:p>2019-10-30 23:40:59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4063072485864" calcext:value-type="float">
            <text:p>68.4063072485864</text:p>
          </table:table-cell>
          <table:table-cell office:value-type="float" office:value="976.561842282108" calcext:value-type="float">
            <text:p>976.561842282108</text:p>
          </table:table-cell>
          <table:table-cell office:value-type="float" office:value="-1" calcext:value-type="float">
            <text:p>-1</text:p>
          </table:table-cell>
          <table:table-cell office:value-type="float" office:value="2.07378352567953" calcext:value-type="float">
            <text:p>2.07378352567953</text:p>
          </table:table-cell>
          <table:table-cell office:value-type="float" office:value="0.758547873323902" calcext:value-type="float">
            <text:p>0.758547873323902</text:p>
          </table:table-cell>
          <table:table-cell office:value-type="float" office:value="0.145747678965053" calcext:value-type="float">
            <text:p>0.145747678965053</text:p>
          </table:table-cell>
          <table:table-cell office:value-type="float" office:value="0.135947482102809" calcext:value-type="float">
            <text:p>0.1359474821028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58407242108" calcext:value-type="float">
            <text:p>0.137858407242108</text:p>
          </table:table-cell>
          <table:table-cell office:value-type="float" office:value="5" calcext:value-type="float">
            <text:p>5</text:p>
          </table:table-cell>
          <table:table-cell office:value-type="float" office:value="0.552266853846858" calcext:value-type="float">
            <text:p>0.552266853846858</text:p>
          </table:table-cell>
          <table:table-cell office:value-type="float" office:value="0.548141727958007" calcext:value-type="float">
            <text:p>0.548141727958007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51.2289776899432" calcext:value-type="float">
            <text:p>51.228977689943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05861703599" calcext:value-type="float">
            <text:p>3.4870586170359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10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3848176747722" calcext:value-type="float">
            <text:p>68.3848176747722</text:p>
          </table:table-cell>
          <table:table-cell office:value-type="float" office:value="976.589392890251" calcext:value-type="float">
            <text:p>976.589392890251</text:p>
          </table:table-cell>
          <table:table-cell office:value-type="float" office:value="-1" calcext:value-type="float">
            <text:p>-1</text:p>
          </table:table-cell>
          <table:table-cell office:value-type="float" office:value="2.08178068182238" calcext:value-type="float">
            <text:p>2.08178068182238</text:p>
          </table:table-cell>
          <table:table-cell office:value-type="float" office:value="0.75853416425397" calcext:value-type="float">
            <text:p>0.75853416425397</text:p>
          </table:table-cell>
          <table:table-cell office:value-type="float" office:value="0.14623941734307" calcext:value-type="float">
            <text:p>0.14623941734307</text:p>
          </table:table-cell>
          <table:table-cell office:value-type="float" office:value="0.13647200303936" calcext:value-type="float">
            <text:p>0.13647200303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64314921417" calcext:value-type="float">
            <text:p>0.138264314921417</text:p>
          </table:table-cell>
          <table:table-cell office:value-type="float" office:value="5" calcext:value-type="float">
            <text:p>5</text:p>
          </table:table-cell>
          <table:table-cell office:value-type="float" office:value="0.551766838587603" calcext:value-type="float">
            <text:p>0.551766838587603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49141758476516" calcext:value-type="float">
            <text:p>0.549141758476516</text:p>
          </table:table-cell>
          <table:table-cell office:value-type="float" office:value="51.4227401911172" calcext:value-type="float">
            <text:p>51.422740191117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730422919339" calcext:value-type="float">
            <text:p>3.4973042291933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16</text:p>
          </table:table-cell>
          <table:table-cell office:value-type="float" office:value="26.4693360325182" calcext:value-type="float">
            <text:p>26.4693360325182</text:p>
          </table:table-cell>
          <table:table-cell office:value-type="float" office:value="68.1541323759757" calcext:value-type="float">
            <text:p>68.1541323759757</text:p>
          </table:table-cell>
          <table:table-cell office:value-type="float" office:value="976.625406748352" calcext:value-type="float">
            <text:p>976.625406748352</text:p>
          </table:table-cell>
          <table:table-cell office:value-type="float" office:value="-1" calcext:value-type="float">
            <text:p>-1</text:p>
          </table:table-cell>
          <table:table-cell office:value-type="float" office:value="2.06457818324306" calcext:value-type="float">
            <text:p>2.06457818324306</text:p>
          </table:table-cell>
          <table:table-cell office:value-type="float" office:value="0.751280874166593" calcext:value-type="float">
            <text:p>0.751280874166593</text:p>
          </table:table-cell>
          <table:table-cell office:value-type="float" office:value="0.145848410826732" calcext:value-type="float">
            <text:p>0.145848410826732</text:p>
          </table:table-cell>
          <table:table-cell office:value-type="float" office:value="0.135743634193377" calcext:value-type="float">
            <text:p>0.1357436341933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64367707296" calcext:value-type="float">
            <text:p>0.137864367707296</text:p>
          </table:table-cell>
          <table:table-cell office:value-type="float" office:value="5" calcext:value-type="float">
            <text:p>5</text:p>
          </table:table-cell>
          <table:table-cell office:value-type="float" office:value="0.548891750846889" calcext:value-type="float">
            <text:p>0.548891750846889</text:p>
          </table:table-cell>
          <table:table-cell office:value-type="float" office:value="0.551516830957976" calcext:value-type="float">
            <text:p>0.551516830957976</text:p>
          </table:table-cell>
          <table:table-cell office:value-type="float" office:value="0.54926676229133" calcext:value-type="float">
            <text:p>0.54926676229133</text:p>
          </table:table-cell>
          <table:table-cell office:value-type="float" office:value="0.549766777550584" calcext:value-type="float">
            <text:p>0.549766777550584</text:p>
          </table:table-cell>
          <table:table-cell office:value-type="float" office:value="51.0059192927784" calcext:value-type="float">
            <text:p>51.005919292778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20906745717" calcext:value-type="float">
            <text:p>3.48720906745717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26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3791064254492" calcext:value-type="float">
            <text:p>68.3791064254492</text:p>
          </table:table-cell>
          <table:table-cell office:value-type="float" office:value="976.718682150636" calcext:value-type="float">
            <text:p>976.718682150636</text:p>
          </table:table-cell>
          <table:table-cell office:value-type="float" office:value="-1" calcext:value-type="float">
            <text:p>-1</text:p>
          </table:table-cell>
          <table:table-cell office:value-type="float" office:value="2.08436215929534" calcext:value-type="float">
            <text:p>2.08436215929534</text:p>
          </table:table-cell>
          <table:table-cell office:value-type="float" office:value="0.757866592152905" calcext:value-type="float">
            <text:p>0.757866592152905</text:p>
          </table:table-cell>
          <table:table-cell office:value-type="float" office:value="0.145832913617243" calcext:value-type="float">
            <text:p>0.145832913617243</text:p>
          </table:table-cell>
          <table:table-cell office:value-type="float" office:value="0.1359123153582" calcext:value-type="float">
            <text:p>0.13591231535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79268870267" calcext:value-type="float">
            <text:p>0.137879268870267</text:p>
          </table:table-cell>
          <table:table-cell office:value-type="float" office:value="5" calcext:value-type="float">
            <text:p>5</text:p>
          </table:table-cell>
          <table:table-cell office:value-type="float" office:value="0.552516861476486" calcext:value-type="float">
            <text:p>0.552516861476486</text:p>
          </table:table-cell>
          <table:table-cell office:value-type="float" office:value="0.548391735587634" calcext:value-type="float">
            <text:p>0.548391735587634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51.485282700708" calcext:value-type="float">
            <text:p>51.485282700708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58519339232" calcext:value-type="float">
            <text:p>3.4875851933923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29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3203481283059" calcext:value-type="float">
            <text:p>68.3203481283059</text:p>
          </table:table-cell>
          <table:table-cell office:value-type="float" office:value="976.672044845762" calcext:value-type="float">
            <text:p>976.672044845762</text:p>
          </table:table-cell>
          <table:table-cell office:value-type="float" office:value="-1" calcext:value-type="float">
            <text:p>-1</text:p>
          </table:table-cell>
          <table:table-cell office:value-type="float" office:value="2.08110536111657" calcext:value-type="float">
            <text:p>2.08110536111657</text:p>
          </table:table-cell>
          <table:table-cell office:value-type="float" office:value="0.758036465410765" calcext:value-type="float">
            <text:p>0.758036465410765</text:p>
          </table:table-cell>
          <table:table-cell office:value-type="float" office:value="0.145930665246328" calcext:value-type="float">
            <text:p>0.145930665246328</text:p>
          </table:table-cell>
          <table:table-cell office:value-type="float" office:value="0.135943309777178" calcext:value-type="float">
            <text:p>0.1359433097771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931720963922" calcext:value-type="float">
            <text:p>0.137931720963922</text:p>
          </table:table-cell>
          <table:table-cell office:value-type="float" office:value="5" calcext:value-type="float">
            <text:p>5</text:p>
          </table:table-cell>
          <table:table-cell office:value-type="float" office:value="0.548891750846889" calcext:value-type="float">
            <text:p>0.548891750846889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4926676229133" calcext:value-type="float">
            <text:p>0.54926676229133</text:p>
          </table:table-cell>
          <table:table-cell office:value-type="float" office:value="51.4063786057139" calcext:value-type="float">
            <text:p>51.4063786057139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890915534511" calcext:value-type="float">
            <text:p>3.48890915534511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1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7.9808594994119" calcext:value-type="float">
            <text:p>67.9808594994119</text:p>
          </table:table-cell>
          <table:table-cell office:value-type="float" office:value="976.729304094563" calcext:value-type="float">
            <text:p>976.729304094563</text:p>
          </table:table-cell>
          <table:table-cell office:value-type="float" office:value="-1" calcext:value-type="float">
            <text:p>-1</text:p>
          </table:table-cell>
          <table:table-cell office:value-type="float" office:value="2.06795597886514" calcext:value-type="float">
            <text:p>2.06795597886514</text:p>
          </table:table-cell>
          <table:table-cell office:value-type="float" office:value="0.73895463215764" calcext:value-type="float">
            <text:p>0.73895463215764</text:p>
          </table:table-cell>
          <table:table-cell office:value-type="float" office:value="0.146098154318113" calcext:value-type="float">
            <text:p>0.146098154318113</text:p>
          </table:table-cell>
          <table:table-cell office:value-type="float" office:value="0.136133448616677" calcext:value-type="float">
            <text:p>0.1361334486166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9769352647" calcext:value-type="float">
            <text:p>0.13829769352647</text:p>
          </table:table-cell>
          <table:table-cell office:value-type="float" office:value="5" calcext:value-type="float">
            <text:p>5</text:p>
          </table:table-cell>
          <table:table-cell office:value-type="float" office:value="0.552891872920927" calcext:value-type="float">
            <text:p>0.552891872920927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51.0877708831446" calcext:value-type="float">
            <text:p>51.087770883144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814674093595" calcext:value-type="float">
            <text:p>3.49814674093595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3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0355928282549" calcext:value-type="float">
            <text:p>68.0355928282549</text:p>
          </table:table-cell>
          <table:table-cell office:value-type="float" office:value="976.7546969979" calcext:value-type="float">
            <text:p>976.7546969979</text:p>
          </table:table-cell>
          <table:table-cell office:value-type="float" office:value="-1" calcext:value-type="float">
            <text:p>-1</text:p>
          </table:table-cell>
          <table:table-cell office:value-type="float" office:value="2.08030606273485" calcext:value-type="float">
            <text:p>2.08030606273485</text:p>
          </table:table-cell>
          <table:table-cell office:value-type="float" office:value="0.752811521626892" calcext:value-type="float">
            <text:p>0.752811521626892</text:p>
          </table:table-cell>
          <table:table-cell office:value-type="float" office:value="0.145921724548545" calcext:value-type="float">
            <text:p>0.145921724548545</text:p>
          </table:table-cell>
          <table:table-cell office:value-type="float" office:value="0.135828868845566" calcext:value-type="float">
            <text:p>0.1358288688455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76288637672" calcext:value-type="float">
            <text:p>0.137876288637672</text:p>
          </table:table-cell>
          <table:table-cell office:value-type="float" office:value="5" calcext:value-type="float">
            <text:p>5</text:p>
          </table:table-cell>
          <table:table-cell office:value-type="float" office:value="0.549016754661702" calcext:value-type="float">
            <text:p>0.549016754661702</text:p>
          </table:table-cell>
          <table:table-cell office:value-type="float" office:value="0.552141850032044" calcext:value-type="float">
            <text:p>0.552141850032044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51.3870131358628" calcext:value-type="float">
            <text:p>51.3870131358628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50996821876" calcext:value-type="float">
            <text:p>3.48750996821876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5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8.1423780979634" calcext:value-type="float">
            <text:p>68.1423780979634</text:p>
          </table:table-cell>
          <table:table-cell office:value-type="float" office:value="976.600017171624" calcext:value-type="float">
            <text:p>976.600017171624</text:p>
          </table:table-cell>
          <table:table-cell office:value-type="float" office:value="-1" calcext:value-type="float">
            <text:p>-1</text:p>
          </table:table-cell>
          <table:table-cell office:value-type="float" office:value="2.06813479282079" calcext:value-type="float">
            <text:p>2.06813479282079</text:p>
          </table:table-cell>
          <table:table-cell office:value-type="float" office:value="0.737826912144054" calcext:value-type="float">
            <text:p>0.737826912144054</text:p>
          </table:table-cell>
          <table:table-cell office:value-type="float" office:value="0.146015899898517" calcext:value-type="float">
            <text:p>0.146015899898517</text:p>
          </table:table-cell>
          <table:table-cell office:value-type="float" office:value="0.135949270242366" calcext:value-type="float">
            <text:p>0.1359492702423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96418404152" calcext:value-type="float">
            <text:p>0.137796418404152</text:p>
          </table:table-cell>
          <table:table-cell office:value-type="float" office:value="5" calcext:value-type="float">
            <text:p>5</text:p>
          </table:table-cell>
          <table:table-cell office:value-type="float" office:value="0.552641865291299" calcext:value-type="float">
            <text:p>0.552641865291299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51.0921038554976" calcext:value-type="float">
            <text:p>51.092103855497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49393105922" calcext:value-type="float">
            <text:p>3.4854939310592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8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2609124429309" calcext:value-type="float">
            <text:p>68.2609124429309</text:p>
          </table:table-cell>
          <table:table-cell office:value-type="float" office:value="976.691131662206" calcext:value-type="float">
            <text:p>976.691131662206</text:p>
          </table:table-cell>
          <table:table-cell office:value-type="float" office:value="-1" calcext:value-type="float">
            <text:p>-1</text:p>
          </table:table-cell>
          <table:table-cell office:value-type="float" office:value="2.0653590041827" calcext:value-type="float">
            <text:p>2.0653590041827</text:p>
          </table:table-cell>
          <table:table-cell office:value-type="float" office:value="0.741342990558504" calcext:value-type="float">
            <text:p>0.741342990558504</text:p>
          </table:table-cell>
          <table:table-cell office:value-type="float" office:value="0.145626681521735" calcext:value-type="float">
            <text:p>0.145626681521735</text:p>
          </table:table-cell>
          <table:table-cell office:value-type="float" office:value="0.135727540937369" calcext:value-type="float">
            <text:p>0.1357275409373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48274451289" calcext:value-type="float">
            <text:p>0.137848274451289</text:p>
          </table:table-cell>
          <table:table-cell office:value-type="float" office:value="5" calcext:value-type="float">
            <text:p>5</text:p>
          </table:table-cell>
          <table:table-cell office:value-type="float" office:value="0.552766869106113" calcext:value-type="float">
            <text:p>0.552766869106113</text:p>
          </table:table-cell>
          <table:table-cell office:value-type="float" office:value="0.548141727958007" calcext:value-type="float">
            <text:p>0.548141727958007</text:p>
          </table:table-cell>
          <table:table-cell office:value-type="float" office:value="0.551516830957976" calcext:value-type="float">
            <text:p>0.551516830957976</text:p>
          </table:table-cell>
          <table:table-cell office:value-type="float" office:value="0.551766838587603" calcext:value-type="float">
            <text:p>0.551766838587603</text:p>
          </table:table-cell>
          <table:table-cell office:value-type="float" office:value="51.024840635924" calcext:value-type="float">
            <text:p>51.02484063592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680285125816" calcext:value-type="float">
            <text:p>3.48680285125816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0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325382403569" calcext:value-type="float">
            <text:p>68.325382403569</text:p>
          </table:table-cell>
          <table:table-cell office:value-type="float" office:value="976.608480327997" calcext:value-type="float">
            <text:p>976.608480327997</text:p>
          </table:table-cell>
          <table:table-cell office:value-type="float" office:value="-1" calcext:value-type="float">
            <text:p>-1</text:p>
          </table:table-cell>
          <table:table-cell office:value-type="float" office:value="2.08009088994156" calcext:value-type="float">
            <text:p>2.08009088994156</text:p>
          </table:table-cell>
          <table:table-cell office:value-type="float" office:value="0.759350747984737" calcext:value-type="float">
            <text:p>0.759350747984737</text:p>
          </table:table-cell>
          <table:table-cell office:value-type="float" office:value="0.146367567344614" calcext:value-type="float">
            <text:p>0.146367567344614</text:p>
          </table:table-cell>
          <table:table-cell office:value-type="float" office:value="0.136138813035347" calcext:value-type="float">
            <text:p>0.1361388130353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356106085313" calcext:value-type="float">
            <text:p>0.138356106085313</text:p>
          </table:table-cell>
          <table:table-cell office:value-type="float" office:value="5" calcext:value-type="float">
            <text:p>5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48016724143193" calcext:value-type="float">
            <text:p>0.548016724143193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51.3817998796562" calcext:value-type="float">
            <text:p>51.381799879656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962113445362" calcext:value-type="float">
            <text:p>3.4996211344536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2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8.018804246565" calcext:value-type="float">
            <text:p>68.018804246565</text:p>
          </table:table-cell>
          <table:table-cell office:value-type="float" office:value="976.655117581355" calcext:value-type="float">
            <text:p>976.655117581355</text:p>
          </table:table-cell>
          <table:table-cell office:value-type="float" office:value="-1" calcext:value-type="float">
            <text:p>-1</text:p>
          </table:table-cell>
          <table:table-cell office:value-type="float" office:value="2.06646586256812" calcext:value-type="float">
            <text:p>2.06646586256812</text:p>
          </table:table-cell>
          <table:table-cell office:value-type="float" office:value="0.740376799151516" calcext:value-type="float">
            <text:p>0.740376799151516</text:p>
          </table:table-cell>
          <table:table-cell office:value-type="float" office:value="0.146403330135742" calcext:value-type="float">
            <text:p>0.146403330135742</text:p>
          </table:table-cell>
          <table:table-cell office:value-type="float" office:value="0.136430279783044" calcext:value-type="float">
            <text:p>0.1364302797830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41069107183" calcext:value-type="float">
            <text:p>0.138241069107183</text:p>
          </table:table-cell>
          <table:table-cell office:value-type="float" office:value="5" calcext:value-type="float">
            <text:p>5</text:p>
          </table:table-cell>
          <table:table-cell office:value-type="float" office:value="0.552891872920927" calcext:value-type="float">
            <text:p>0.552891872920927</text:p>
          </table:table-cell>
          <table:table-cell office:value-type="float" office:value="0.548516739402448" calcext:value-type="float">
            <text:p>0.548516739402448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51.0516624196635" calcext:value-type="float">
            <text:p>51.0516624196635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671747944529" calcext:value-type="float">
            <text:p>3.4967174794452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5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7.8519080221406" calcext:value-type="float">
            <text:p>67.8519080221406</text:p>
          </table:table-cell>
          <table:table-cell office:value-type="float" office:value="976.674204011648" calcext:value-type="float">
            <text:p>976.674204011648</text:p>
          </table:table-cell>
          <table:table-cell office:value-type="float" office:value="-1" calcext:value-type="float">
            <text:p>-1</text:p>
          </table:table-cell>
          <table:table-cell office:value-type="float" office:value="2.06673408350159" calcext:value-type="float">
            <text:p>2.06673408350159</text:p>
          </table:table-cell>
          <table:table-cell office:value-type="float" office:value="0.740631907061566" calcext:value-type="float">
            <text:p>0.740631907061566</text:p>
          </table:table-cell>
          <table:table-cell office:value-type="float" office:value="0.146071928271285" calcext:value-type="float">
            <text:p>0.146071928271285</text:p>
          </table:table-cell>
          <table:table-cell office:value-type="float" office:value="0.136154906291354" calcext:value-type="float">
            <text:p>0.1361549062913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72063526161" calcext:value-type="float">
            <text:p>0.138272063526161</text:p>
          </table:table-cell>
          <table:table-cell office:value-type="float" office:value="5" calcext:value-type="float">
            <text:p>5</text:p>
          </table:table-cell>
          <table:table-cell office:value-type="float" office:value="0.552391857661672" calcext:value-type="float">
            <text:p>0.552391857661672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766808069094" calcext:value-type="float">
            <text:p>0.550766808069094</text:p>
          </table:table-cell>
          <table:table-cell office:value-type="float" office:value="0.550891811883908" calcext:value-type="float">
            <text:p>0.550891811883908</text:p>
          </table:table-cell>
          <table:table-cell office:value-type="float" office:value="51.0581619906234" calcext:value-type="float">
            <text:p>51.058161990623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749981235174" calcext:value-type="float">
            <text:p>3.49749981235174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7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8.0077237674875" calcext:value-type="float">
            <text:p>68.0077237674875</text:p>
          </table:table-cell>
          <table:table-cell office:value-type="float" office:value="976.674204011648" calcext:value-type="float">
            <text:p>976.674204011648</text:p>
          </table:table-cell>
          <table:table-cell office:value-type="float" office:value="-1" calcext:value-type="float">
            <text:p>-1</text:p>
          </table:table-cell>
          <table:table-cell office:value-type="float" office:value="2.06285739694326" calcext:value-type="float">
            <text:p>2.06285739694326</text:p>
          </table:table-cell>
          <table:table-cell office:value-type="float" office:value="0.74698635899858" calcext:value-type="float">
            <text:p>0.74698635899858</text:p>
          </table:table-cell>
          <table:table-cell office:value-type="float" office:value="0.146288293157612" calcext:value-type="float">
            <text:p>0.146288293157612</text:p>
          </table:table-cell>
          <table:table-cell office:value-type="float" office:value="0.136454717690315" calcext:value-type="float">
            <text:p>0.1364547176903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02922129979" calcext:value-type="float">
            <text:p>0.138202922129979</text:p>
          </table:table-cell>
          <table:table-cell office:value-type="float" office:value="5" calcext:value-type="float">
            <text:p>5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0.549141758476516" calcext:value-type="float">
            <text:p>0.549141758476516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48391735587634" calcext:value-type="float">
            <text:p>0.548391735587634</text:p>
          </table:table-cell>
          <table:table-cell office:value-type="float" office:value="50.9642194931403" calcext:value-type="float">
            <text:p>50.964219493140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575460717632" calcext:value-type="float">
            <text:p>3.4957546071763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9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7.9328371469949" calcext:value-type="float">
            <text:p>67.9328371469949</text:p>
          </table:table-cell>
          <table:table-cell office:value-type="float" office:value="976.655117581355" calcext:value-type="float">
            <text:p>976.655117581355</text:p>
          </table:table-cell>
          <table:table-cell office:value-type="float" office:value="-1" calcext:value-type="float">
            <text:p>-1</text:p>
          </table:table-cell>
          <table:table-cell office:value-type="float" office:value="2.08590174745342" calcext:value-type="float">
            <text:p>2.08590174745342</text:p>
          </table:table-cell>
          <table:table-cell office:value-type="float" office:value="0.750734895555364" calcext:value-type="float">
            <text:p>0.750734895555364</text:p>
          </table:table-cell>
          <table:table-cell office:value-type="float" office:value="0.146152394551324" calcext:value-type="float">
            <text:p>0.146152394551324</text:p>
          </table:table-cell>
          <table:table-cell office:value-type="float" office:value="0.136131660477121" calcext:value-type="float">
            <text:p>0.136131660477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339416782787" calcext:value-type="float">
            <text:p>0.138339416782787</text:p>
          </table:table-cell>
          <table:table-cell office:value-type="float" office:value="5" calcext:value-type="float">
            <text:p>5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164183477279" calcext:value-type="float">
            <text:p>0.55164183477279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51.5225820255361" calcext:value-type="float">
            <text:p>51.5225820255361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919987942673" calcext:value-type="float">
            <text:p>3.49919987942673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1</text:p>
          </table:table-cell>
          <table:table-cell office:value-type="float" office:value="26.4440655812214" calcext:value-type="float">
            <text:p>26.4440655812214</text:p>
          </table:table-cell>
          <table:table-cell office:value-type="float" office:value="67.9751522586778" calcext:value-type="float">
            <text:p>67.9751522586778</text:p>
          </table:table-cell>
          <table:table-cell office:value-type="float" office:value="976.665740240182" calcext:value-type="float">
            <text:p>976.665740240182</text:p>
          </table:table-cell>
          <table:table-cell office:value-type="float" office:value="-1" calcext:value-type="float">
            <text:p>-1</text:p>
          </table:table-cell>
          <table:table-cell office:value-type="float" office:value="2.06612015558721" calcext:value-type="float">
            <text:p>2.06612015558721</text:p>
          </table:table-cell>
          <table:table-cell office:value-type="float" office:value="0.747955530638162" calcext:value-type="float">
            <text:p>0.747955530638162</text:p>
          </table:table-cell>
          <table:table-cell office:value-type="float" office:value="0.145788210128332" calcext:value-type="float">
            <text:p>0.145788210128332</text:p>
          </table:table-cell>
          <table:table-cell office:value-type="float" office:value="0.135948078149328" calcext:value-type="float">
            <text:p>0.1359480781493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76748869032" calcext:value-type="float">
            <text:p>0.137776748869032</text:p>
          </table:table-cell>
          <table:table-cell office:value-type="float" office:value="5" calcext:value-type="float">
            <text:p>5</text:p>
          </table:table-cell>
          <table:table-cell office:value-type="float" office:value="0.547641712698752" calcext:value-type="float">
            <text:p>0.547641712698752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51.0432851640723" calcext:value-type="float">
            <text:p>51.043285164072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499744355398" calcext:value-type="float">
            <text:p>3.48499744355398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4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458690858478" calcext:value-type="float">
            <text:p>67.8458690858478</text:p>
          </table:table-cell>
          <table:table-cell office:value-type="float" office:value="976.629726953799" calcext:value-type="float">
            <text:p>976.629726953799</text:p>
          </table:table-cell>
          <table:table-cell office:value-type="float" office:value="-1" calcext:value-type="float">
            <text:p>-1</text:p>
          </table:table-cell>
          <table:table-cell office:value-type="float" office:value="2.06476295766389" calcext:value-type="float">
            <text:p>2.06476295766389</text:p>
          </table:table-cell>
          <table:table-cell office:value-type="float" office:value="0.73976942774885" calcext:value-type="float">
            <text:p>0.73976942774885</text:p>
          </table:table-cell>
          <table:table-cell office:value-type="float" office:value="0.145872848734003" calcext:value-type="float">
            <text:p>0.145872848734003</text:p>
          </table:table-cell>
          <table:table-cell office:value-type="float" office:value="0.135924832335095" calcext:value-type="float">
            <text:p>0.1359248323350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09531427566" calcext:value-type="float">
            <text:p>0.137809531427566</text:p>
          </table:table-cell>
          <table:table-cell office:value-type="float" office:value="5" calcext:value-type="float">
            <text:p>5</text:p>
          </table:table-cell>
          <table:table-cell office:value-type="float" office:value="0.549891781365398" calcext:value-type="float">
            <text:p>0.549891781365398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50891811883908" calcext:value-type="float">
            <text:p>0.550891811883908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51.0103968785336" calcext:value-type="float">
            <text:p>51.010396878533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82492256644" calcext:value-type="float">
            <text:p>3.48582492256644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6</text:p>
          </table:table-cell>
          <table:table-cell office:value-type="float" office:value="26.4440655812214" calcext:value-type="float">
            <text:p>26.4440655812214</text:p>
          </table:table-cell>
          <table:table-cell office:value-type="float" office:value="67.953660895288" calcext:value-type="float">
            <text:p>67.953660895288</text:p>
          </table:table-cell>
          <table:table-cell office:value-type="float" office:value="976.610640702546" calcext:value-type="float">
            <text:p>976.610640702546</text:p>
          </table:table-cell>
          <table:table-cell office:value-type="float" office:value="-1" calcext:value-type="float">
            <text:p>-1</text:p>
          </table:table-cell>
          <table:table-cell office:value-type="float" office:value="2.0666488488494" calcext:value-type="float">
            <text:p>2.0666488488494</text:p>
          </table:table-cell>
          <table:table-cell office:value-type="float" office:value="0.754526347461503" calcext:value-type="float">
            <text:p>0.754526347461503</text:p>
          </table:table-cell>
          <table:table-cell office:value-type="float" office:value="0.146290677343688" calcext:value-type="float">
            <text:p>0.146290677343688</text:p>
          </table:table-cell>
          <table:table-cell office:value-type="float" office:value="0.136064307220496" calcext:value-type="float">
            <text:p>0.1360643072204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80325148144" calcext:value-type="float">
            <text:p>0.137780325148144</text:p>
          </table:table-cell>
          <table:table-cell office:value-type="float" office:value="5" calcext:value-type="float">
            <text:p>5</text:p>
          </table:table-cell>
          <table:table-cell office:value-type="float" office:value="0.549641773735771" calcext:value-type="float">
            <text:p>0.54964177373577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766808069094" calcext:value-type="float">
            <text:p>0.550766808069094</text:p>
          </table:table-cell>
          <table:table-cell office:value-type="float" office:value="51.0560965736701" calcext:value-type="float">
            <text:p>51.0560965736701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08771403129" calcext:value-type="float">
            <text:p>3.4850877140312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8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673608965541" calcext:value-type="float">
            <text:p>67.8673608965541</text:p>
          </table:table-cell>
          <table:table-cell office:value-type="float" office:value="976.657276504594" calcext:value-type="float">
            <text:p>976.657276504594</text:p>
          </table:table-cell>
          <table:table-cell office:value-type="float" office:value="-1" calcext:value-type="float">
            <text:p>-1</text:p>
          </table:table-cell>
          <table:table-cell office:value-type="float" office:value="2.08051110273732" calcext:value-type="float">
            <text:p>2.08051110273732</text:p>
          </table:table-cell>
          <table:table-cell office:value-type="float" office:value="0.757903547037071" calcext:value-type="float">
            <text:p>0.757903547037071</text:p>
          </table:table-cell>
          <table:table-cell office:value-type="float" office:value="0.145921724548545" calcext:value-type="float">
            <text:p>0.145921724548545</text:p>
          </table:table-cell>
          <table:table-cell office:value-type="float" office:value="0.135737673728189" calcext:value-type="float">
            <text:p>0.1357376737281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45890265213" calcext:value-type="float">
            <text:p>0.137845890265213</text:p>
          </table:table-cell>
          <table:table-cell office:value-type="float" office:value="5" calcext:value-type="float">
            <text:p>5</text:p>
          </table:table-cell>
          <table:table-cell office:value-type="float" office:value="0.549391766106143" calcext:value-type="float">
            <text:p>0.549391766106143</text:p>
          </table:table-cell>
          <table:table-cell office:value-type="float" office:value="0.551891842402417" calcext:value-type="float">
            <text:p>0.551891842402417</text:p>
          </table:table-cell>
          <table:table-cell office:value-type="float" office:value="0.549016754661702" calcext:value-type="float">
            <text:p>0.549016754661702</text:p>
          </table:table-cell>
          <table:table-cell office:value-type="float" office:value="0.55164183477279" calcext:value-type="float">
            <text:p>0.55164183477279</text:p>
          </table:table-cell>
          <table:table-cell office:value-type="float" office:value="51.3919808801179" calcext:value-type="float">
            <text:p>51.3919808801179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674267106383" calcext:value-type="float">
            <text:p>3.48674267106383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2:00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673608965541" calcext:value-type="float">
            <text:p>67.8673608965541</text:p>
          </table:table-cell>
          <table:table-cell office:value-type="float" office:value="976.712375671721" calcext:value-type="float">
            <text:p>976.712375671721</text:p>
          </table:table-cell>
          <table:table-cell office:value-type="float" office:value="-1" calcext:value-type="float">
            <text:p>-1</text:p>
          </table:table-cell>
          <table:table-cell office:value-type="float" office:value="2.08563829489211" calcext:value-type="float">
            <text:p>2.08563829489211</text:p>
          </table:table-cell>
          <table:table-cell office:value-type="float" office:value="0.749912351359409" calcext:value-type="float">
            <text:p>0.749912351359409</text:p>
          </table:table-cell>
          <table:table-cell office:value-type="float" office:value="0.14577926943055" calcext:value-type="float">
            <text:p>0.14577926943055</text:p>
          </table:table-cell>
          <table:table-cell office:value-type="float" office:value="0.135623232796578" calcext:value-type="float">
            <text:p>0.1356232327965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75556775994" calcext:value-type="float">
            <text:p>0.137775556775994</text:p>
          </table:table-cell>
          <table:table-cell office:value-type="float" office:value="5" calcext:value-type="float">
            <text:p>5</text:p>
          </table:table-cell>
          <table:table-cell office:value-type="float" office:value="0.549516769920957" calcext:value-type="float">
            <text:p>0.549516769920957</text:p>
          </table:table-cell>
          <table:table-cell office:value-type="float" office:value="0.551891842402417" calcext:value-type="float">
            <text:p>0.551891842402417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51.5161994557993" calcext:value-type="float">
            <text:p>51.516199455799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496735339272" calcext:value-type="float">
            <text:p>3.4849673533927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table table:name="modacServerData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ad16_0</text:p>
          </table:table-cell>
          <table:table-cell office:value-type="string" calcext:value-type="string">
            <text:p>ad16_1</text:p>
          </table:table-cell>
          <table:table-cell office:value-type="string" calcext:value-type="string">
            <text:p>ad16_2</text:p>
          </table:table-cell>
          <table:table-cell office:value-type="string" calcext:value-type="string">
            <text:p>ad16_3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kType_3</text:p>
          </table:table-cell>
          <table:table-cell office:value-type="string" calcext:value-type="string">
            <text:p>binaryOut_0</text:p>
          </table:table-cell>
          <table:table-cell office:value-type="string" calcext:value-type="string">
            <text:p>binaryOut_1</text:p>
          </table:table-cell>
          <table:table-cell office:value-type="string" calcext:value-type="string">
            <text:p>binaryOut_2</text:p>
          </table:table-cell>
          <table:table-cell office:value-type="string" calcext:value-type="string">
            <text:p>binaryOut_3</text:p>
          </table:table-cell>
          <table:table-cell office:value-type="string" calcext:value-type="string">
            <text:p>binaryOut_4</text:p>
          </table:table-cell>
          <table:table-cell office:value-type="string" calcext:value-type="string">
            <text:p>binaryOut_5</text:p>
          </table:table-cell>
          <table:table-cell office:value-type="string" calcext:value-type="string">
            <text:p>binaryOut_6</text:p>
          </table:table-cell>
          <table:table-cell office:value-type="string" calcext:value-type="string">
            <text:p>binaryOut_7</text:p>
          </table:table-cell>
          <table:table-cell office:value-type="string" calcext:value-type="string">
            <text:p>binaryOut_8</text:p>
          </table:table-cell>
          <table:table-cell office:value-type="string" calcext:value-type="string">
            <text:p>binaryOut_9</text:p>
          </table:table-cell>
          <table:table-cell office:value-type="string" calcext:value-type="string">
            <text:p>binaryOut_10</text:p>
          </table:table-cell>
          <table:table-cell office:value-type="string" calcext:value-type="string">
            <text:p>binaryOut_11</text:p>
          </table:table-cell>
        </table:table-row>
        <table:table-row table:style-name="ro1">
          <table:table-cell office:value-type="string" calcext:value-type="string">
            <text:p>2019-10-30 23:40:59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4063072485864" calcext:value-type="float">
            <text:p>68.4063072485864</text:p>
          </table:table-cell>
          <table:table-cell office:value-type="float" office:value="976.561842282108" calcext:value-type="float">
            <text:p>976.561842282108</text:p>
          </table:table-cell>
          <table:table-cell office:value-type="float" office:value="-1" calcext:value-type="float">
            <text:p>-1</text:p>
          </table:table-cell>
          <table:table-cell office:value-type="float" office:value="2.07378352567953" calcext:value-type="float">
            <text:p>2.07378352567953</text:p>
          </table:table-cell>
          <table:table-cell office:value-type="float" office:value="0.758547873323902" calcext:value-type="float">
            <text:p>0.758547873323902</text:p>
          </table:table-cell>
          <table:table-cell office:value-type="float" office:value="0.145747678965053" calcext:value-type="float">
            <text:p>0.145747678965053</text:p>
          </table:table-cell>
          <table:table-cell office:value-type="float" office:value="0.135947482102809" calcext:value-type="float">
            <text:p>0.1359474821028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58407242108" calcext:value-type="float">
            <text:p>0.137858407242108</text:p>
          </table:table-cell>
          <table:table-cell office:value-type="float" office:value="5" calcext:value-type="float">
            <text:p>5</text:p>
          </table:table-cell>
          <table:table-cell office:value-type="float" office:value="0.552266853846858" calcext:value-type="float">
            <text:p>0.552266853846858</text:p>
          </table:table-cell>
          <table:table-cell office:value-type="float" office:value="0.548141727958007" calcext:value-type="float">
            <text:p>0.548141727958007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51.2289776899432" calcext:value-type="float">
            <text:p>51.228977689943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05861703599" calcext:value-type="float">
            <text:p>3.4870586170359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10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3848176747722" calcext:value-type="float">
            <text:p>68.3848176747722</text:p>
          </table:table-cell>
          <table:table-cell office:value-type="float" office:value="976.589392890251" calcext:value-type="float">
            <text:p>976.589392890251</text:p>
          </table:table-cell>
          <table:table-cell office:value-type="float" office:value="-1" calcext:value-type="float">
            <text:p>-1</text:p>
          </table:table-cell>
          <table:table-cell office:value-type="float" office:value="2.08178068182238" calcext:value-type="float">
            <text:p>2.08178068182238</text:p>
          </table:table-cell>
          <table:table-cell office:value-type="float" office:value="0.75853416425397" calcext:value-type="float">
            <text:p>0.75853416425397</text:p>
          </table:table-cell>
          <table:table-cell office:value-type="float" office:value="0.14623941734307" calcext:value-type="float">
            <text:p>0.14623941734307</text:p>
          </table:table-cell>
          <table:table-cell office:value-type="float" office:value="0.13647200303936" calcext:value-type="float">
            <text:p>0.13647200303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64314921417" calcext:value-type="float">
            <text:p>0.138264314921417</text:p>
          </table:table-cell>
          <table:table-cell office:value-type="float" office:value="5" calcext:value-type="float">
            <text:p>5</text:p>
          </table:table-cell>
          <table:table-cell office:value-type="float" office:value="0.551766838587603" calcext:value-type="float">
            <text:p>0.551766838587603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49141758476516" calcext:value-type="float">
            <text:p>0.549141758476516</text:p>
          </table:table-cell>
          <table:table-cell office:value-type="float" office:value="51.4227401911172" calcext:value-type="float">
            <text:p>51.422740191117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730422919339" calcext:value-type="float">
            <text:p>3.4973042291933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16</text:p>
          </table:table-cell>
          <table:table-cell office:value-type="float" office:value="26.4693360325182" calcext:value-type="float">
            <text:p>26.4693360325182</text:p>
          </table:table-cell>
          <table:table-cell office:value-type="float" office:value="68.1541323759757" calcext:value-type="float">
            <text:p>68.1541323759757</text:p>
          </table:table-cell>
          <table:table-cell office:value-type="float" office:value="976.625406748352" calcext:value-type="float">
            <text:p>976.625406748352</text:p>
          </table:table-cell>
          <table:table-cell office:value-type="float" office:value="-1" calcext:value-type="float">
            <text:p>-1</text:p>
          </table:table-cell>
          <table:table-cell office:value-type="float" office:value="2.06457818324306" calcext:value-type="float">
            <text:p>2.06457818324306</text:p>
          </table:table-cell>
          <table:table-cell office:value-type="float" office:value="0.751280874166593" calcext:value-type="float">
            <text:p>0.751280874166593</text:p>
          </table:table-cell>
          <table:table-cell office:value-type="float" office:value="0.145848410826732" calcext:value-type="float">
            <text:p>0.145848410826732</text:p>
          </table:table-cell>
          <table:table-cell office:value-type="float" office:value="0.135743634193377" calcext:value-type="float">
            <text:p>0.1357436341933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64367707296" calcext:value-type="float">
            <text:p>0.137864367707296</text:p>
          </table:table-cell>
          <table:table-cell office:value-type="float" office:value="5" calcext:value-type="float">
            <text:p>5</text:p>
          </table:table-cell>
          <table:table-cell office:value-type="float" office:value="0.548891750846889" calcext:value-type="float">
            <text:p>0.548891750846889</text:p>
          </table:table-cell>
          <table:table-cell office:value-type="float" office:value="0.551516830957976" calcext:value-type="float">
            <text:p>0.551516830957976</text:p>
          </table:table-cell>
          <table:table-cell office:value-type="float" office:value="0.54926676229133" calcext:value-type="float">
            <text:p>0.54926676229133</text:p>
          </table:table-cell>
          <table:table-cell office:value-type="float" office:value="0.549766777550584" calcext:value-type="float">
            <text:p>0.549766777550584</text:p>
          </table:table-cell>
          <table:table-cell office:value-type="float" office:value="51.0059192927784" calcext:value-type="float">
            <text:p>51.005919292778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20906745717" calcext:value-type="float">
            <text:p>3.48720906745717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26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3791064254492" calcext:value-type="float">
            <text:p>68.3791064254492</text:p>
          </table:table-cell>
          <table:table-cell office:value-type="float" office:value="976.718682150636" calcext:value-type="float">
            <text:p>976.718682150636</text:p>
          </table:table-cell>
          <table:table-cell office:value-type="float" office:value="-1" calcext:value-type="float">
            <text:p>-1</text:p>
          </table:table-cell>
          <table:table-cell office:value-type="float" office:value="2.08436215929534" calcext:value-type="float">
            <text:p>2.08436215929534</text:p>
          </table:table-cell>
          <table:table-cell office:value-type="float" office:value="0.757866592152905" calcext:value-type="float">
            <text:p>0.757866592152905</text:p>
          </table:table-cell>
          <table:table-cell office:value-type="float" office:value="0.145832913617243" calcext:value-type="float">
            <text:p>0.145832913617243</text:p>
          </table:table-cell>
          <table:table-cell office:value-type="float" office:value="0.1359123153582" calcext:value-type="float">
            <text:p>0.13591231535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79268870267" calcext:value-type="float">
            <text:p>0.137879268870267</text:p>
          </table:table-cell>
          <table:table-cell office:value-type="float" office:value="5" calcext:value-type="float">
            <text:p>5</text:p>
          </table:table-cell>
          <table:table-cell office:value-type="float" office:value="0.552516861476486" calcext:value-type="float">
            <text:p>0.552516861476486</text:p>
          </table:table-cell>
          <table:table-cell office:value-type="float" office:value="0.548391735587634" calcext:value-type="float">
            <text:p>0.548391735587634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51.485282700708" calcext:value-type="float">
            <text:p>51.485282700708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58519339232" calcext:value-type="float">
            <text:p>3.4875851933923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29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3203481283059" calcext:value-type="float">
            <text:p>68.3203481283059</text:p>
          </table:table-cell>
          <table:table-cell office:value-type="float" office:value="976.672044845762" calcext:value-type="float">
            <text:p>976.672044845762</text:p>
          </table:table-cell>
          <table:table-cell office:value-type="float" office:value="-1" calcext:value-type="float">
            <text:p>-1</text:p>
          </table:table-cell>
          <table:table-cell office:value-type="float" office:value="2.08110536111657" calcext:value-type="float">
            <text:p>2.08110536111657</text:p>
          </table:table-cell>
          <table:table-cell office:value-type="float" office:value="0.758036465410765" calcext:value-type="float">
            <text:p>0.758036465410765</text:p>
          </table:table-cell>
          <table:table-cell office:value-type="float" office:value="0.145930665246328" calcext:value-type="float">
            <text:p>0.145930665246328</text:p>
          </table:table-cell>
          <table:table-cell office:value-type="float" office:value="0.135943309777178" calcext:value-type="float">
            <text:p>0.1359433097771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931720963922" calcext:value-type="float">
            <text:p>0.137931720963922</text:p>
          </table:table-cell>
          <table:table-cell office:value-type="float" office:value="5" calcext:value-type="float">
            <text:p>5</text:p>
          </table:table-cell>
          <table:table-cell office:value-type="float" office:value="0.548891750846889" calcext:value-type="float">
            <text:p>0.548891750846889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4926676229133" calcext:value-type="float">
            <text:p>0.54926676229133</text:p>
          </table:table-cell>
          <table:table-cell office:value-type="float" office:value="51.4063786057139" calcext:value-type="float">
            <text:p>51.4063786057139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890915534511" calcext:value-type="float">
            <text:p>3.48890915534511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1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7.9808594994119" calcext:value-type="float">
            <text:p>67.9808594994119</text:p>
          </table:table-cell>
          <table:table-cell office:value-type="float" office:value="976.729304094563" calcext:value-type="float">
            <text:p>976.729304094563</text:p>
          </table:table-cell>
          <table:table-cell office:value-type="float" office:value="-1" calcext:value-type="float">
            <text:p>-1</text:p>
          </table:table-cell>
          <table:table-cell office:value-type="float" office:value="2.06795597886514" calcext:value-type="float">
            <text:p>2.06795597886514</text:p>
          </table:table-cell>
          <table:table-cell office:value-type="float" office:value="0.73895463215764" calcext:value-type="float">
            <text:p>0.73895463215764</text:p>
          </table:table-cell>
          <table:table-cell office:value-type="float" office:value="0.146098154318113" calcext:value-type="float">
            <text:p>0.146098154318113</text:p>
          </table:table-cell>
          <table:table-cell office:value-type="float" office:value="0.136133448616677" calcext:value-type="float">
            <text:p>0.1361334486166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9769352647" calcext:value-type="float">
            <text:p>0.13829769352647</text:p>
          </table:table-cell>
          <table:table-cell office:value-type="float" office:value="5" calcext:value-type="float">
            <text:p>5</text:p>
          </table:table-cell>
          <table:table-cell office:value-type="float" office:value="0.552891872920927" calcext:value-type="float">
            <text:p>0.552891872920927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51.0877708831446" calcext:value-type="float">
            <text:p>51.087770883144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814674093595" calcext:value-type="float">
            <text:p>3.49814674093595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3</text:p>
          </table:table-cell>
          <table:table-cell office:value-type="float" office:value="26.4642819416767" calcext:value-type="float">
            <text:p>26.4642819416767</text:p>
          </table:table-cell>
          <table:table-cell office:value-type="float" office:value="68.0355928282549" calcext:value-type="float">
            <text:p>68.0355928282549</text:p>
          </table:table-cell>
          <table:table-cell office:value-type="float" office:value="976.7546969979" calcext:value-type="float">
            <text:p>976.7546969979</text:p>
          </table:table-cell>
          <table:table-cell office:value-type="float" office:value="-1" calcext:value-type="float">
            <text:p>-1</text:p>
          </table:table-cell>
          <table:table-cell office:value-type="float" office:value="2.08030606273485" calcext:value-type="float">
            <text:p>2.08030606273485</text:p>
          </table:table-cell>
          <table:table-cell office:value-type="float" office:value="0.752811521626892" calcext:value-type="float">
            <text:p>0.752811521626892</text:p>
          </table:table-cell>
          <table:table-cell office:value-type="float" office:value="0.145921724548545" calcext:value-type="float">
            <text:p>0.145921724548545</text:p>
          </table:table-cell>
          <table:table-cell office:value-type="float" office:value="0.135828868845566" calcext:value-type="float">
            <text:p>0.1358288688455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76288637672" calcext:value-type="float">
            <text:p>0.137876288637672</text:p>
          </table:table-cell>
          <table:table-cell office:value-type="float" office:value="5" calcext:value-type="float">
            <text:p>5</text:p>
          </table:table-cell>
          <table:table-cell office:value-type="float" office:value="0.549016754661702" calcext:value-type="float">
            <text:p>0.549016754661702</text:p>
          </table:table-cell>
          <table:table-cell office:value-type="float" office:value="0.552141850032044" calcext:value-type="float">
            <text:p>0.552141850032044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51.3870131358628" calcext:value-type="float">
            <text:p>51.3870131358628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750996821876" calcext:value-type="float">
            <text:p>3.48750996821876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5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8.1423780979634" calcext:value-type="float">
            <text:p>68.1423780979634</text:p>
          </table:table-cell>
          <table:table-cell office:value-type="float" office:value="976.600017171624" calcext:value-type="float">
            <text:p>976.600017171624</text:p>
          </table:table-cell>
          <table:table-cell office:value-type="float" office:value="-1" calcext:value-type="float">
            <text:p>-1</text:p>
          </table:table-cell>
          <table:table-cell office:value-type="float" office:value="2.06813479282079" calcext:value-type="float">
            <text:p>2.06813479282079</text:p>
          </table:table-cell>
          <table:table-cell office:value-type="float" office:value="0.737826912144054" calcext:value-type="float">
            <text:p>0.737826912144054</text:p>
          </table:table-cell>
          <table:table-cell office:value-type="float" office:value="0.146015899898517" calcext:value-type="float">
            <text:p>0.146015899898517</text:p>
          </table:table-cell>
          <table:table-cell office:value-type="float" office:value="0.135949270242366" calcext:value-type="float">
            <text:p>0.1359492702423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96418404152" calcext:value-type="float">
            <text:p>0.137796418404152</text:p>
          </table:table-cell>
          <table:table-cell office:value-type="float" office:value="5" calcext:value-type="float">
            <text:p>5</text:p>
          </table:table-cell>
          <table:table-cell office:value-type="float" office:value="0.552641865291299" calcext:value-type="float">
            <text:p>0.552641865291299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51.0921038554976" calcext:value-type="float">
            <text:p>51.092103855497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49393105922" calcext:value-type="float">
            <text:p>3.4854939310592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38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2609124429309" calcext:value-type="float">
            <text:p>68.2609124429309</text:p>
          </table:table-cell>
          <table:table-cell office:value-type="float" office:value="976.691131662206" calcext:value-type="float">
            <text:p>976.691131662206</text:p>
          </table:table-cell>
          <table:table-cell office:value-type="float" office:value="-1" calcext:value-type="float">
            <text:p>-1</text:p>
          </table:table-cell>
          <table:table-cell office:value-type="float" office:value="2.0653590041827" calcext:value-type="float">
            <text:p>2.0653590041827</text:p>
          </table:table-cell>
          <table:table-cell office:value-type="float" office:value="0.741342990558504" calcext:value-type="float">
            <text:p>0.741342990558504</text:p>
          </table:table-cell>
          <table:table-cell office:value-type="float" office:value="0.145626681521735" calcext:value-type="float">
            <text:p>0.145626681521735</text:p>
          </table:table-cell>
          <table:table-cell office:value-type="float" office:value="0.135727540937369" calcext:value-type="float">
            <text:p>0.1357275409373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48274451289" calcext:value-type="float">
            <text:p>0.137848274451289</text:p>
          </table:table-cell>
          <table:table-cell office:value-type="float" office:value="5" calcext:value-type="float">
            <text:p>5</text:p>
          </table:table-cell>
          <table:table-cell office:value-type="float" office:value="0.552766869106113" calcext:value-type="float">
            <text:p>0.552766869106113</text:p>
          </table:table-cell>
          <table:table-cell office:value-type="float" office:value="0.548141727958007" calcext:value-type="float">
            <text:p>0.548141727958007</text:p>
          </table:table-cell>
          <table:table-cell office:value-type="float" office:value="0.551516830957976" calcext:value-type="float">
            <text:p>0.551516830957976</text:p>
          </table:table-cell>
          <table:table-cell office:value-type="float" office:value="0.551766838587603" calcext:value-type="float">
            <text:p>0.551766838587603</text:p>
          </table:table-cell>
          <table:table-cell office:value-type="float" office:value="51.024840635924" calcext:value-type="float">
            <text:p>51.02484063592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680285125816" calcext:value-type="float">
            <text:p>3.48680285125816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0</text:p>
          </table:table-cell>
          <table:table-cell office:value-type="float" office:value="26.4592278511263" calcext:value-type="float">
            <text:p>26.4592278511263</text:p>
          </table:table-cell>
          <table:table-cell office:value-type="float" office:value="68.325382403569" calcext:value-type="float">
            <text:p>68.325382403569</text:p>
          </table:table-cell>
          <table:table-cell office:value-type="float" office:value="976.608480327997" calcext:value-type="float">
            <text:p>976.608480327997</text:p>
          </table:table-cell>
          <table:table-cell office:value-type="float" office:value="-1" calcext:value-type="float">
            <text:p>-1</text:p>
          </table:table-cell>
          <table:table-cell office:value-type="float" office:value="2.08009088994156" calcext:value-type="float">
            <text:p>2.08009088994156</text:p>
          </table:table-cell>
          <table:table-cell office:value-type="float" office:value="0.759350747984737" calcext:value-type="float">
            <text:p>0.759350747984737</text:p>
          </table:table-cell>
          <table:table-cell office:value-type="float" office:value="0.146367567344614" calcext:value-type="float">
            <text:p>0.146367567344614</text:p>
          </table:table-cell>
          <table:table-cell office:value-type="float" office:value="0.136138813035347" calcext:value-type="float">
            <text:p>0.1361388130353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356106085313" calcext:value-type="float">
            <text:p>0.138356106085313</text:p>
          </table:table-cell>
          <table:table-cell office:value-type="float" office:value="5" calcext:value-type="float">
            <text:p>5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48016724143193" calcext:value-type="float">
            <text:p>0.548016724143193</text:p>
          </table:table-cell>
          <table:table-cell office:value-type="float" office:value="0.55064180425428" calcext:value-type="float">
            <text:p>0.55064180425428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51.3817998796562" calcext:value-type="float">
            <text:p>51.3817998796562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962113445362" calcext:value-type="float">
            <text:p>3.4996211344536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2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8.018804246565" calcext:value-type="float">
            <text:p>68.018804246565</text:p>
          </table:table-cell>
          <table:table-cell office:value-type="float" office:value="976.655117581355" calcext:value-type="float">
            <text:p>976.655117581355</text:p>
          </table:table-cell>
          <table:table-cell office:value-type="float" office:value="-1" calcext:value-type="float">
            <text:p>-1</text:p>
          </table:table-cell>
          <table:table-cell office:value-type="float" office:value="2.06646586256812" calcext:value-type="float">
            <text:p>2.06646586256812</text:p>
          </table:table-cell>
          <table:table-cell office:value-type="float" office:value="0.740376799151516" calcext:value-type="float">
            <text:p>0.740376799151516</text:p>
          </table:table-cell>
          <table:table-cell office:value-type="float" office:value="0.146403330135742" calcext:value-type="float">
            <text:p>0.146403330135742</text:p>
          </table:table-cell>
          <table:table-cell office:value-type="float" office:value="0.136430279783044" calcext:value-type="float">
            <text:p>0.1364302797830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41069107183" calcext:value-type="float">
            <text:p>0.138241069107183</text:p>
          </table:table-cell>
          <table:table-cell office:value-type="float" office:value="5" calcext:value-type="float">
            <text:p>5</text:p>
          </table:table-cell>
          <table:table-cell office:value-type="float" office:value="0.552891872920927" calcext:value-type="float">
            <text:p>0.552891872920927</text:p>
          </table:table-cell>
          <table:table-cell office:value-type="float" office:value="0.548516739402448" calcext:value-type="float">
            <text:p>0.548516739402448</text:p>
          </table:table-cell>
          <table:table-cell office:value-type="float" office:value="0.550141788995025" calcext:value-type="float">
            <text:p>0.550141788995025</text:p>
          </table:table-cell>
          <table:table-cell office:value-type="float" office:value="0.551141819513535" calcext:value-type="float">
            <text:p>0.551141819513535</text:p>
          </table:table-cell>
          <table:table-cell office:value-type="float" office:value="51.0516624196635" calcext:value-type="float">
            <text:p>51.0516624196635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671747944529" calcext:value-type="float">
            <text:p>3.4967174794452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5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7.8519080221406" calcext:value-type="float">
            <text:p>67.8519080221406</text:p>
          </table:table-cell>
          <table:table-cell office:value-type="float" office:value="976.674204011648" calcext:value-type="float">
            <text:p>976.674204011648</text:p>
          </table:table-cell>
          <table:table-cell office:value-type="float" office:value="-1" calcext:value-type="float">
            <text:p>-1</text:p>
          </table:table-cell>
          <table:table-cell office:value-type="float" office:value="2.06673408350159" calcext:value-type="float">
            <text:p>2.06673408350159</text:p>
          </table:table-cell>
          <table:table-cell office:value-type="float" office:value="0.740631907061566" calcext:value-type="float">
            <text:p>0.740631907061566</text:p>
          </table:table-cell>
          <table:table-cell office:value-type="float" office:value="0.146071928271285" calcext:value-type="float">
            <text:p>0.146071928271285</text:p>
          </table:table-cell>
          <table:table-cell office:value-type="float" office:value="0.136154906291354" calcext:value-type="float">
            <text:p>0.1361549062913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72063526161" calcext:value-type="float">
            <text:p>0.138272063526161</text:p>
          </table:table-cell>
          <table:table-cell office:value-type="float" office:value="5" calcext:value-type="float">
            <text:p>5</text:p>
          </table:table-cell>
          <table:table-cell office:value-type="float" office:value="0.552391857661672" calcext:value-type="float">
            <text:p>0.552391857661672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766808069094" calcext:value-type="float">
            <text:p>0.550766808069094</text:p>
          </table:table-cell>
          <table:table-cell office:value-type="float" office:value="0.550891811883908" calcext:value-type="float">
            <text:p>0.550891811883908</text:p>
          </table:table-cell>
          <table:table-cell office:value-type="float" office:value="51.0581619906234" calcext:value-type="float">
            <text:p>51.0581619906234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749981235174" calcext:value-type="float">
            <text:p>3.49749981235174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7</text:p>
          </table:table-cell>
          <table:table-cell office:value-type="float" office:value="26.4491196708987" calcext:value-type="float">
            <text:p>26.4491196708987</text:p>
          </table:table-cell>
          <table:table-cell office:value-type="float" office:value="68.0077237674875" calcext:value-type="float">
            <text:p>68.0077237674875</text:p>
          </table:table-cell>
          <table:table-cell office:value-type="float" office:value="976.674204011648" calcext:value-type="float">
            <text:p>976.674204011648</text:p>
          </table:table-cell>
          <table:table-cell office:value-type="float" office:value="-1" calcext:value-type="float">
            <text:p>-1</text:p>
          </table:table-cell>
          <table:table-cell office:value-type="float" office:value="2.06285739694326" calcext:value-type="float">
            <text:p>2.06285739694326</text:p>
          </table:table-cell>
          <table:table-cell office:value-type="float" office:value="0.74698635899858" calcext:value-type="float">
            <text:p>0.74698635899858</text:p>
          </table:table-cell>
          <table:table-cell office:value-type="float" office:value="0.146288293157612" calcext:value-type="float">
            <text:p>0.146288293157612</text:p>
          </table:table-cell>
          <table:table-cell office:value-type="float" office:value="0.136454717690315" calcext:value-type="float">
            <text:p>0.1364547176903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202922129979" calcext:value-type="float">
            <text:p>0.138202922129979</text:p>
          </table:table-cell>
          <table:table-cell office:value-type="float" office:value="5" calcext:value-type="float">
            <text:p>5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0.549141758476516" calcext:value-type="float">
            <text:p>0.549141758476516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48391735587634" calcext:value-type="float">
            <text:p>0.548391735587634</text:p>
          </table:table-cell>
          <table:table-cell office:value-type="float" office:value="50.9642194931403" calcext:value-type="float">
            <text:p>50.964219493140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575460717632" calcext:value-type="float">
            <text:p>3.4957546071763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49</text:p>
          </table:table-cell>
          <table:table-cell office:value-type="float" office:value="26.454173760867" calcext:value-type="float">
            <text:p>26.454173760867</text:p>
          </table:table-cell>
          <table:table-cell office:value-type="float" office:value="67.9328371469949" calcext:value-type="float">
            <text:p>67.9328371469949</text:p>
          </table:table-cell>
          <table:table-cell office:value-type="float" office:value="976.655117581355" calcext:value-type="float">
            <text:p>976.655117581355</text:p>
          </table:table-cell>
          <table:table-cell office:value-type="float" office:value="-1" calcext:value-type="float">
            <text:p>-1</text:p>
          </table:table-cell>
          <table:table-cell office:value-type="float" office:value="2.08590174745342" calcext:value-type="float">
            <text:p>2.08590174745342</text:p>
          </table:table-cell>
          <table:table-cell office:value-type="float" office:value="0.750734895555364" calcext:value-type="float">
            <text:p>0.750734895555364</text:p>
          </table:table-cell>
          <table:table-cell office:value-type="float" office:value="0.146152394551324" calcext:value-type="float">
            <text:p>0.146152394551324</text:p>
          </table:table-cell>
          <table:table-cell office:value-type="float" office:value="0.136131660477121" calcext:value-type="float">
            <text:p>0.136131660477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8339416782787" calcext:value-type="float">
            <text:p>0.138339416782787</text:p>
          </table:table-cell>
          <table:table-cell office:value-type="float" office:value="5" calcext:value-type="float">
            <text:p>5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164183477279" calcext:value-type="float">
            <text:p>0.55164183477279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0516800439466" calcext:value-type="float">
            <text:p>0.550516800439466</text:p>
          </table:table-cell>
          <table:table-cell office:value-type="float" office:value="51.5225820255361" calcext:value-type="float">
            <text:p>51.5225820255361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9919987942673" calcext:value-type="float">
            <text:p>3.49919987942673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1</text:p>
          </table:table-cell>
          <table:table-cell office:value-type="float" office:value="26.4440655812214" calcext:value-type="float">
            <text:p>26.4440655812214</text:p>
          </table:table-cell>
          <table:table-cell office:value-type="float" office:value="67.9751522586778" calcext:value-type="float">
            <text:p>67.9751522586778</text:p>
          </table:table-cell>
          <table:table-cell office:value-type="float" office:value="976.665740240182" calcext:value-type="float">
            <text:p>976.665740240182</text:p>
          </table:table-cell>
          <table:table-cell office:value-type="float" office:value="-1" calcext:value-type="float">
            <text:p>-1</text:p>
          </table:table-cell>
          <table:table-cell office:value-type="float" office:value="2.06612015558721" calcext:value-type="float">
            <text:p>2.06612015558721</text:p>
          </table:table-cell>
          <table:table-cell office:value-type="float" office:value="0.747955530638162" calcext:value-type="float">
            <text:p>0.747955530638162</text:p>
          </table:table-cell>
          <table:table-cell office:value-type="float" office:value="0.145788210128332" calcext:value-type="float">
            <text:p>0.145788210128332</text:p>
          </table:table-cell>
          <table:table-cell office:value-type="float" office:value="0.135948078149328" calcext:value-type="float">
            <text:p>0.1359480781493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76748869032" calcext:value-type="float">
            <text:p>0.137776748869032</text:p>
          </table:table-cell>
          <table:table-cell office:value-type="float" office:value="5" calcext:value-type="float">
            <text:p>5</text:p>
          </table:table-cell>
          <table:table-cell office:value-type="float" office:value="0.547641712698752" calcext:value-type="float">
            <text:p>0.547641712698752</text:p>
          </table:table-cell>
          <table:table-cell office:value-type="float" office:value="0.551016815698721" calcext:value-type="float">
            <text:p>0.551016815698721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4826673177282" calcext:value-type="float">
            <text:p>0.54826673177282</text:p>
          </table:table-cell>
          <table:table-cell office:value-type="float" office:value="51.0432851640723" calcext:value-type="float">
            <text:p>51.043285164072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499744355398" calcext:value-type="float">
            <text:p>3.48499744355398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4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458690858478" calcext:value-type="float">
            <text:p>67.8458690858478</text:p>
          </table:table-cell>
          <table:table-cell office:value-type="float" office:value="976.629726953799" calcext:value-type="float">
            <text:p>976.629726953799</text:p>
          </table:table-cell>
          <table:table-cell office:value-type="float" office:value="-1" calcext:value-type="float">
            <text:p>-1</text:p>
          </table:table-cell>
          <table:table-cell office:value-type="float" office:value="2.06476295766389" calcext:value-type="float">
            <text:p>2.06476295766389</text:p>
          </table:table-cell>
          <table:table-cell office:value-type="float" office:value="0.73976942774885" calcext:value-type="float">
            <text:p>0.73976942774885</text:p>
          </table:table-cell>
          <table:table-cell office:value-type="float" office:value="0.145872848734003" calcext:value-type="float">
            <text:p>0.145872848734003</text:p>
          </table:table-cell>
          <table:table-cell office:value-type="float" office:value="0.135924832335095" calcext:value-type="float">
            <text:p>0.1359248323350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09531427566" calcext:value-type="float">
            <text:p>0.137809531427566</text:p>
          </table:table-cell>
          <table:table-cell office:value-type="float" office:value="5" calcext:value-type="float">
            <text:p>5</text:p>
          </table:table-cell>
          <table:table-cell office:value-type="float" office:value="0.549891781365398" calcext:value-type="float">
            <text:p>0.549891781365398</text:p>
          </table:table-cell>
          <table:table-cell office:value-type="float" office:value="0.550391796624653" calcext:value-type="float">
            <text:p>0.550391796624653</text:p>
          </table:table-cell>
          <table:table-cell office:value-type="float" office:value="0.550891811883908" calcext:value-type="float">
            <text:p>0.550891811883908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51.0103968785336" calcext:value-type="float">
            <text:p>51.0103968785336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82492256644" calcext:value-type="float">
            <text:p>3.48582492256644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6</text:p>
          </table:table-cell>
          <table:table-cell office:value-type="float" office:value="26.4440655812214" calcext:value-type="float">
            <text:p>26.4440655812214</text:p>
          </table:table-cell>
          <table:table-cell office:value-type="float" office:value="67.953660895288" calcext:value-type="float">
            <text:p>67.953660895288</text:p>
          </table:table-cell>
          <table:table-cell office:value-type="float" office:value="976.610640702546" calcext:value-type="float">
            <text:p>976.610640702546</text:p>
          </table:table-cell>
          <table:table-cell office:value-type="float" office:value="-1" calcext:value-type="float">
            <text:p>-1</text:p>
          </table:table-cell>
          <table:table-cell office:value-type="float" office:value="2.0666488488494" calcext:value-type="float">
            <text:p>2.0666488488494</text:p>
          </table:table-cell>
          <table:table-cell office:value-type="float" office:value="0.754526347461503" calcext:value-type="float">
            <text:p>0.754526347461503</text:p>
          </table:table-cell>
          <table:table-cell office:value-type="float" office:value="0.146290677343688" calcext:value-type="float">
            <text:p>0.146290677343688</text:p>
          </table:table-cell>
          <table:table-cell office:value-type="float" office:value="0.136064307220496" calcext:value-type="float">
            <text:p>0.1360643072204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80325148144" calcext:value-type="float">
            <text:p>0.137780325148144</text:p>
          </table:table-cell>
          <table:table-cell office:value-type="float" office:value="5" calcext:value-type="float">
            <text:p>5</text:p>
          </table:table-cell>
          <table:table-cell office:value-type="float" office:value="0.549641773735771" calcext:value-type="float">
            <text:p>0.54964177373577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0.548766747032075" calcext:value-type="float">
            <text:p>0.548766747032075</text:p>
          </table:table-cell>
          <table:table-cell office:value-type="float" office:value="0.550766808069094" calcext:value-type="float">
            <text:p>0.550766808069094</text:p>
          </table:table-cell>
          <table:table-cell office:value-type="float" office:value="51.0560965736701" calcext:value-type="float">
            <text:p>51.0560965736701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508771403129" calcext:value-type="float">
            <text:p>3.48508771403129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1:58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673608965541" calcext:value-type="float">
            <text:p>67.8673608965541</text:p>
          </table:table-cell>
          <table:table-cell office:value-type="float" office:value="976.657276504594" calcext:value-type="float">
            <text:p>976.657276504594</text:p>
          </table:table-cell>
          <table:table-cell office:value-type="float" office:value="-1" calcext:value-type="float">
            <text:p>-1</text:p>
          </table:table-cell>
          <table:table-cell office:value-type="float" office:value="2.08051110273732" calcext:value-type="float">
            <text:p>2.08051110273732</text:p>
          </table:table-cell>
          <table:table-cell office:value-type="float" office:value="0.757903547037071" calcext:value-type="float">
            <text:p>0.757903547037071</text:p>
          </table:table-cell>
          <table:table-cell office:value-type="float" office:value="0.145921724548545" calcext:value-type="float">
            <text:p>0.145921724548545</text:p>
          </table:table-cell>
          <table:table-cell office:value-type="float" office:value="0.135737673728189" calcext:value-type="float">
            <text:p>0.1357376737281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845890265213" calcext:value-type="float">
            <text:p>0.137845890265213</text:p>
          </table:table-cell>
          <table:table-cell office:value-type="float" office:value="5" calcext:value-type="float">
            <text:p>5</text:p>
          </table:table-cell>
          <table:table-cell office:value-type="float" office:value="0.549391766106143" calcext:value-type="float">
            <text:p>0.549391766106143</text:p>
          </table:table-cell>
          <table:table-cell office:value-type="float" office:value="0.551891842402417" calcext:value-type="float">
            <text:p>0.551891842402417</text:p>
          </table:table-cell>
          <table:table-cell office:value-type="float" office:value="0.549016754661702" calcext:value-type="float">
            <text:p>0.549016754661702</text:p>
          </table:table-cell>
          <table:table-cell office:value-type="float" office:value="0.55164183477279" calcext:value-type="float">
            <text:p>0.55164183477279</text:p>
          </table:table-cell>
          <table:table-cell office:value-type="float" office:value="51.3919808801179" calcext:value-type="float">
            <text:p>51.3919808801179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674267106383" calcext:value-type="float">
            <text:p>3.48674267106383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30 23:42:00</text:p>
          </table:table-cell>
          <table:table-cell office:value-type="float" office:value="26.4390114918351" calcext:value-type="float">
            <text:p>26.4390114918351</text:p>
          </table:table-cell>
          <table:table-cell office:value-type="float" office:value="67.8673608965541" calcext:value-type="float">
            <text:p>67.8673608965541</text:p>
          </table:table-cell>
          <table:table-cell office:value-type="float" office:value="976.712375671721" calcext:value-type="float">
            <text:p>976.712375671721</text:p>
          </table:table-cell>
          <table:table-cell office:value-type="float" office:value="-1" calcext:value-type="float">
            <text:p>-1</text:p>
          </table:table-cell>
          <table:table-cell office:value-type="float" office:value="2.08563829489211" calcext:value-type="float">
            <text:p>2.08563829489211</text:p>
          </table:table-cell>
          <table:table-cell office:value-type="float" office:value="0.749912351359409" calcext:value-type="float">
            <text:p>0.749912351359409</text:p>
          </table:table-cell>
          <table:table-cell office:value-type="float" office:value="0.14577926943055" calcext:value-type="float">
            <text:p>0.14577926943055</text:p>
          </table:table-cell>
          <table:table-cell office:value-type="float" office:value="0.135623232796578" calcext:value-type="float">
            <text:p>0.1356232327965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37775556775994" calcext:value-type="float">
            <text:p>0.137775556775994</text:p>
          </table:table-cell>
          <table:table-cell office:value-type="float" office:value="5" calcext:value-type="float">
            <text:p>5</text:p>
          </table:table-cell>
          <table:table-cell office:value-type="float" office:value="0.549516769920957" calcext:value-type="float">
            <text:p>0.549516769920957</text:p>
          </table:table-cell>
          <table:table-cell office:value-type="float" office:value="0.551891842402417" calcext:value-type="float">
            <text:p>0.551891842402417</text:p>
          </table:table-cell>
          <table:table-cell office:value-type="float" office:value="0.548641743217261" calcext:value-type="float">
            <text:p>0.548641743217261</text:p>
          </table:table-cell>
          <table:table-cell office:value-type="float" office:value="0.551391827143162" calcext:value-type="float">
            <text:p>0.551391827143162</text:p>
          </table:table-cell>
          <table:table-cell office:value-type="float" office:value="51.5161994557993" calcext:value-type="float">
            <text:p>51.5161994557993</text:p>
          </table:table-cell>
          <table:table-cell office:value-type="float" office:value="121.956616301849" calcext:value-type="float">
            <text:p>121.956616301849</text:p>
          </table:table-cell>
          <table:table-cell office:value-type="float" office:value="3.48496735339272" calcext:value-type="float">
            <text:p>3.48496735339272</text:p>
          </table:table-cell>
          <table:table-cell office:value-type="float" office:value="121.956616301849" calcext:value-type="float">
            <text:p>121.956616301849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23:47:03.407526851</dc:date>
    <meta:editing-duration>PT43S</meta:editing-duration>
    <meta:editing-cycles>1</meta:editing-cycles>
    <meta:document-statistic meta:table-count="2" meta:cell-count="1320" meta:object-count="0"/>
    <meta:generator>LibreOffice/5.2.7.2$Linux_ARM_EABI LibreOffice_project/20m0$Build-2</meta:generator>
  </office:meta>
</office:document-meta>
</file>